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ara Moses</text:p>
      <text:p text:style-name="Standard">Composition II</text:p>
      <text:p text:style-name="Standard">Palmer</text:p>
      <text:p text:style-name="Standard">April 19, 2016</text:p>
      <text:p text:style-name="Standard"/>
      <text:p text:style-name="P1">Transcription: Interview with Julia Winchester, Stony Brook University</text:p>
      <text:p text:style-name="P1"/>
      <text:p text:style-name="P3">T: Do you have any questions before this interview begins?</text:p>
      <text:p text:style-name="P2"/>
      <text:p text:style-name="P2">J: Yeah, actually. Why don't you explain to me again what your project is about? Why we're having this interview, sort of. Brief me.</text:p>
      <text:p text:style-name="P2"/>
      <text:p text:style-name="P2">T: I'm gonna write an essay on discourse communities. For this class, I didn't get to choose the topic for my discourse community, because they handed it to me, and it was what I'm studying in school. It's going to be on the discourse community of Computer Science, and we read an essay by Swales—I don't know if you read it, but it's like, here's what a discourse community is! It gives you six different things for what it is, and so I'm collecting data from you, a person who is probably in that discourse community if it is a discourse community, and I'm going to ask questions that say the six things that it fits. So that's basically going to give me evidence for it.</text:p>
      <text:p text:style-name="P2"/>
      <text:p text:style-name="P2">J: Okay. Cool, cool.</text:p>
      <text:p text:style-name="P2"/>
      <text:p text:style-name="P3">T: What is your education level?</text:p>
      <text:p text:style-name="P3"/>
      <text:p text:style-name="P4">J: I am a Ph. D. candidate at Stony Brook University in New York. Basically, I will be defending my doctorate in about 3 weeks. I also got my Master's at Stony Brook. I'm doing my Ph. D. in anthropological sciences, which doesn't sound like Computer Science (CS), but what I do is I study anatomy and paleontology of the anatomy of primates, including humans and monkeys and apes, using applied mathematical techniques usually in sort of a CS framework, so using algorithm design. We can get to that later. In terms of other background things, I got my Master's at Stony Brook in 2012, and then I got a Bachelor's from where you are studying now, the University of Arkansas, in 2008.</text:p>
      <text:p text:style-name="P4"/>
      <text:p text:style-name="P3">T: What do you do related to CS in your research? And then there's gonna be a follow-up question: how many collaborative CS projects have you done, and could you elaborate on them?</text:p>
      <text:p text:style-name="P4"/>
      <text:p text:style-name="P4">J: I will answer your question directly in a second, but I thnk the fact that this is about discourse commnities is interesting, because I think that it would be best to characterize my research as... If anything, I think I sit on sort of the boundary of multiple discourse communities. They talk about this buzzword of interdisciplinary. I'd say my research is very interdisciplinary. It sort of sits on the boundaries of CS and math and biology. It's trying to take these ideas from math and CS and apply them to biological questions. Specifically, the way that I use CS in my work is as a capsule, and I'll give you a single mini-speech to explain it. </text:p>
      <text:p text:style-name="P4"/>
      <text:p text:style-name="P4">J: Anatomists and paleontologists, especially people like me who are interested in how animals, including us, use our bodies to accomplish certain tasks in the real world, we care a lot about shape, especially shape of skeletal elements, like the bones in your skeleton or the shape of your teeth. The reason why is that your body is a tool to help you do things, and just like in an engineering sense, how that body is engineered, how it's evolved, how it's shaped, affects your ability to do things. </text:p>
      <text:p text:style-name="P4"/>
      <text:p text:style-name="P4"><text:soft-page-break/>J: Which makes sense, right? Just to use an example from my research, animals have all kinds of teeth with very different shapes. They can be really pointy and have lots of hills, or they can be very flat. If you want to eat leaves, or something that is very difficult to tear, having teeth that are shaped like scissors, which allow you to sort of scissor that, is going to be a lot more effective than human teeth, which are kind of flat and smash against each other. </text:p>
      <text:p text:style-name="P4"/>
      <text:p text:style-name="P4">J: So this makes sense, intuitively, but the problem is that anatomists historically are not a math-heavy, or even a CS-heavy, discipline in that the way people have historically measured shape in terms of what <text:s/>they're interested in, is by measuring lenghts, or widths, or sort of... I don't mean any disrespect, but primitive methods. Things that you can measure without a computer and that you can measure with a microscope and a tiny caliber to do length measurements. But, our field is becoming completly changed by advances in CS and engineering, Specifically, we now have scanners, like micro-CT scanners, like a CT scanner that they would use in a hospital, or a scanner that uses lasers. We can now generate 3D, high-quality digital scans of basically bits of anatomy. Most of my research is on really accurate 3D computer models of teeth. And these scanning equipments are becoming much cheaper, it's much more in the world. </text:p>
      <text:p text:style-name="P4"/>
      <text:p text:style-name="P4">J: So, instead of just length and width measurements, people doing anatomical research now have these huge datasets of scans. We have big data, but we have to have ways of interpreting that data. If we're interested in shape, what a lot of my research has been about is how we can use algorithms, computer science, and math in order to learn more about shape. To get as much as we can about this shape data. To do that, I spend a lot of time taking mathematical principles for understanding shape. Things like principle (?) curvatures, and things like that—principle curvatures would be a common example of a mathematical way of talking about shape—things like that, things that are a little bit more specialized, and building algorithms to be able to apply those to large numbers of digital data. The second part of this is developing the methods that allow us to do this, and then making tools so that other scientists can use these methods. Instead of having everybody coming up with their own stuff. This is why we have applications. It's like a force mulitplier. It makes what we're all doing more efficient. I know that went on for a little while.</text:p>
      <text:p text:style-name="P4"/>
      <text:p text:style-name="P3">T: No, that's okay. It was good background. Are you part of the people that are making these apps?</text:p>
      <text:p text:style-name="P4"/>
      <text:p text:style-name="P4">J: I am. I've been involved at multiple levels. I am within an anthropology-anatomy-paleontology depart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ra Moses</meta:initial-creator>
    <meta:creation-date>2016-04-19T11:36:25</meta:creation-date>
    <dc:date>2016-04-21T12:15:38</dc:date>
    <dc:creator>Tara Moses</dc:creator>
    <meta:editing-duration>PT50M37S</meta:editing-duration>
    <meta:editing-cycles>14</meta:editing-cycles>
    <meta:generator>LibreOffice/3.5$Linux_x86 LibreOffice_project/350m1$Build-2</meta:generator>
    <meta:document-statistic meta:table-count="0" meta:image-count="0" meta:object-count="0" meta:page-count="2" meta:paragraph-count="19" meta:word-count="1033" meta:character-count="5812" meta:non-whitespace-character-count="4793"/>
  </office:meta>
</office:document-meta>
</file>